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7156c0" officeooo:paragraph-rsid="007156c0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73902a" officeooo:paragraph-rsid="0073902a" style:font-weight-asian="bold" style:font-weight-complex="bold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73902a" officeooo:paragraph-rsid="007587c1" style:font-weight-asian="bold" style:font-weight-complex="bold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7936fd" officeooo:paragraph-rsid="007936fd" style:font-weight-asian="bold" style:font-weight-complex="bold"/>
    </style:style>
    <style:style style:name="P5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7b7746" officeooo:paragraph-rsid="007b7746" style:font-weight-asian="bold" style:font-weight-complex="bold"/>
    </style:style>
    <style:style style:name="P6" style:family="paragraph" style:parent-style-name="Standard" style:list-style-name="L1">
      <style:paragraph-properties fo:margin-top="0.201cm" fo:margin-bottom="0.201cm" style:contextual-spacing="false"/>
      <style:text-properties style:font-name="Liberation Sans" style:text-underline-style="none" fo:font-weight="bold" officeooo:rsid="007156c0" officeooo:paragraph-rsid="007156c0" style:font-weight-asian="bold" style:font-weight-complex="bold"/>
    </style:style>
    <style:style style:name="P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73902a" officeooo:paragraph-rsid="0073902a" style:font-weight-asian="bold" style:font-weight-complex="bold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73902a" officeooo:paragraph-rsid="007587c1" style:font-weight-asian="bold" style:font-weight-complex="bold"/>
    </style:style>
    <style:style style:name="P9" style:family="paragraph" style:parent-style-name="Standard" style:list-style-name="L1">
      <style:paragraph-properties fo:margin-top="0.201cm" fo:margin-bottom="0.201cm" style:contextual-spacing="false"/>
      <style:text-properties style:font-name="Liberation Sans" style:text-underline-style="none" fo:font-weight="bold" officeooo:rsid="00776bfe" officeooo:paragraph-rsid="00776bfe" style:font-weight-asian="bold" style:font-weight-complex="bold"/>
    </style:style>
    <style:style style:name="P1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7936fd" officeooo:paragraph-rsid="007936fd" style:font-weight-asian="bold" style:font-weight-complex="bold"/>
    </style:style>
    <style:style style:name="P1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7c7067" officeooo:paragraph-rsid="007c7067" style:font-weight-asian="bold" style:font-weight-complex="bold"/>
    </style:style>
    <style:style style:name="P12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7fb6c5" officeooo:paragraph-rsid="007fb6c5" style:font-weight-asian="bold" style:font-weight-complex="bold"/>
    </style:style>
    <style:style style:name="P13" style:family="paragraph" style:parent-style-name="Standard" style:list-style-name="">
      <style:paragraph-properties fo:margin-top="0.201cm" fo:margin-bottom="0.201cm" style:contextual-spacing="false"/>
      <style:text-properties style:font-name="Liberation Sans" style:text-underline-style="none" fo:font-weight="bold" officeooo:rsid="007fb6c5" officeooo:paragraph-rsid="007fb6c5" style:font-weight-asian="bold" style:font-weight-complex="bold"/>
    </style:style>
    <style:style style:name="P14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802441" officeooo:paragraph-rsid="00802441" style:font-weight-asian="bold" style:font-weight-complex="bold"/>
    </style:style>
    <style:style style:name="P15" style:family="paragraph" style:parent-style-name="Standard" style:list-style-name="">
      <style:paragraph-properties fo:margin-top="0.201cm" fo:margin-bottom="0.201cm" style:contextual-spacing="false"/>
      <style:text-properties style:font-name="Liberation Sans" style:text-underline-style="none" fo:font-weight="bold" officeooo:rsid="00802441" officeooo:paragraph-rsid="00802441" style:font-weight-asian="bold" style:font-weight-complex="bold"/>
    </style:style>
    <style:style style:name="P16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86fab3" officeooo:paragraph-rsid="0086fab3" style:font-weight-asian="bold" style:font-weight-complex="bold"/>
    </style:style>
    <style:style style:name="P17" style:family="paragraph" style:parent-style-name="Standard">
      <style:paragraph-properties fo:margin-top="0.201cm" fo:margin-bottom="0.201cm" style:contextual-spacing="false"/>
      <style:text-properties fo:color="#eeeeee" loext:opacity="100%" style:text-position="0% 100%" style:font-name="Liberation Sans" fo:font-size="6pt" fo:font-style="normal" style:text-underline-style="none" fo:font-weight="normal" officeooo:rsid="007b7746" officeooo:paragraph-rsid="007b7746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fo:font-style="normal" style:text-underline-style="none" fo:font-weight="normal" officeooo:rsid="007b7746" officeooo:paragraph-rsid="007b7746" style:font-style-asian="normal" style:font-weight-asian="normal" style:font-style-complex="normal" style:font-weight-complex="normal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0748b41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7587c1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776bfe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81daa9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officeooo:rsid="00776bfe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6"><text:span text:style-name="T6">Defina </text:span><text:span text:style-name="T1">el cuerpo de los complejos.</text:span></text:p>
        </text:list-item>
      </text:list>
      <text:p text:style-name="P1"><text:span text:style-name="T1"/></text:p>
      <text:list text:continue-numbering="true" text:style-name="L1">
        <text:list-item>
          <text:p text:style-name="P7"><text:span text:style-name="T1">¿Qué es el conjugado de un número </text:span><text:span text:style-name="T2">complejo</text:span><text:span text:style-name="T1">?</text:span></text:p>
        </text:list-item>
      </text:list>
      <text:p text:style-name="P2"><text:span text:style-name="T1"/></text:p>
      <text:list text:continue-numbering="true" text:style-name="L1">
        <text:list-item>
          <text:p text:style-name="P8"><text:span text:style-name="T7">Defina: </text:span><text:span text:style-name="T4">M</text:span><text:span text:style-name="T3">ódulo</text:span><text:span text:style-name="T1"> de un número </text:span><text:span text:style-name="T2">complejo.</text:span></text:p>
          <text:list>
            <text:list-item>
              <text:p text:style-name="P9"><text:span text:style-name="T2">P</text:span><text:span text:style-name="T1">ropiedades.</text:span></text:p>
            </text:list-item>
          </text:list>
        </text:list-item>
      </text:list>
      <text:p text:style-name="P3"><text:span text:style-name="T2"/></text:p>
      <text:list text:continue-numbering="true" text:style-name="L1">
        <text:list-item>
          <text:p text:style-name="P10"><text:span text:style-name="T2">¿</text:span><text:span text:style-name="T1">A qué es equivalente el módulo al cuadrado de un número complejo</text:span><text:span text:style-name="T2">?<text:line-break/><text:line-break/></text:span><text:span text:style-name="T6">z</text:span><text:span text:style-name="T1"> = (x + iy)<text:line-break/><text:line-break/>|</text:span><text:span text:style-name="T6">z</text:span><text:span text:style-name="T1">|² = ¿?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7">Pista: Piense en el conjugado</text:p>
      <text:list text:continue-numbering="true" text:style-name="L1">
        <text:list-item>
          <text:p text:style-name="P18">Menciones las 8 propiedades del cuerpo de los complejos.</text:p>
        </text:list-item>
      </text:list>
      <text:p text:style-name="P5"><text:span text:style-name="T1"/></text:p>
      <text:list text:continue-numbering="true" text:style-name="L1">
        <text:list-item>
          <text:p text:style-name="P11"><text:span text:style-name="T6">Define:</text:span><text:span text:style-name="T1"> Argumento de un número complejo.</text:span></text:p>
        </text:list-item>
      </text:list>
      <text:p text:style-name="P13"><text:span text:style-name="T1"/></text:p>
      <text:list text:continue-numbering="true" text:style-name="L1">
        <text:list-item>
          <text:p text:style-name="P12"><text:span text:style-name="T1">Escriba la fórmula de Moivre.</text:span></text:p>
        </text:list-item>
      </text:list>
      <text:p text:style-name="P13"><text:span text:style-name="T1"/></text:p>
      <text:list text:continue-numbering="true" text:style-name="L1">
        <text:list-item>
          <text:p text:style-name="P14"><text:span text:style-name="T6">Enuncie el teorema</text:span><text:span text:style-name="T1"> de la raíz n-ésima de un número complejo </text:span><text:span text:style-name="T5">en forma polar y exponencial.</text:span></text:p>
        </text:list-item>
      </text:list>
      <text:p text:style-name="P15"><text:span text:style-name="T1"/></text:p>
      <text:list text:continue-numbering="true" text:style-name="L1">
        <text:list-item>
          <text:p text:style-name="P16"><text:span text:style-name="T1">¿Qué aplicación tiene en geometría la raíz enésima de un número complejo?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5T11:39:15.701584746</dc:date>
    <meta:editing-duration>PT21H32M54S</meta:editing-duration>
    <meta:editing-cycles>112</meta:editing-cycles>
    <meta:generator>LibreOffice/24.2.7.2$Linux_X86_64 LibreOffice_project/420$Build-2</meta:generator>
    <meta:print-date>2024-12-01T14:03:51.610896194</meta:print-date>
    <meta:printed-by>Archivos PDF</meta:printed-by>
    <meta:document-statistic meta:table-count="0" meta:image-count="0" meta:object-count="0" meta:page-count="9" meta:paragraph-count="11" meta:word-count="105" meta:character-count="553" meta:non-whitespace-character-count="468"/>
  </office:meta>
</office:document-meta>
</file>